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sponseBuilder.body( T body ,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.render( String name , Map &lt; String , ?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.DefaultServerResponseBuilder( ServerRespons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FunctionResponse.writeToInternal( HttpServletRequest request , HttpServletResponse respons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sponseBuilder.DefaultServerResponseBuilder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lastModified( ZonedDateTime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allow( HttpMethod ... allow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sponseBuilder.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.build( BiFunction &lt; HttpServletRequest , HttpServletResponse , ModelAndView &gt; writ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sponseBuilder.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sponseBuilder.varyBy( String ...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allow( Set &lt; HttpMethod &gt; allow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render( String name , Object ... model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ResponseBuilder.cacheControl(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sponseBuilder.las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location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sponseBuilder.eTag( String e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rFunctionResponse.WriterFunctionResponse( HttpStatusCode statusCode , HttpHeaders headers , MultiValueMap &lt; String , Cookie &gt; cookies , BiFunction &lt; HttpServletRequest , HttpServletResponse , ModelAndView &gt; writ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sponseBuilder.cookies( Consumer &lt; MultiValueMap &lt; String , Cookie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